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officeooo:rsid="007eae96"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fo:font-style="italic" style:font-size-asian="14pt" style:font-style-asian="italic" style:font-size-complex="14pt" style:font-style-complex="italic"/>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text-properties fo:font-size="20pt" fo:font-weight="bold" officeooo:paragraph-rsid="011e16f3" style:font-size-asian="20pt" style:font-weight-asian="bold" style:font-size-complex="20pt" style:font-weight-complex="bold"/>
    </style:style>
    <style:style style:name="P8" style:family="paragraph" style:parent-style-name="Standard">
      <style:text-properties fo:font-size="14pt" fo:font-weight="normal" officeooo:rsid="011d9a5f" officeooo:paragraph-rsid="011d9a5f" style:font-size-asian="14pt" style:font-weight-asian="normal" style:font-size-complex="14pt" style:font-weight-complex="normal"/>
    </style:style>
    <style:style style:name="P9" style:family="paragraph" style:parent-style-name="Standard">
      <style:text-properties fo:font-size="14pt" fo:font-weight="normal" officeooo:rsid="011e16f3" officeooo:paragraph-rsid="011e16f3" style:font-size-asian="14pt" style:font-weight-asian="normal" style:font-size-complex="14pt" style:font-weight-complex="normal"/>
    </style:style>
    <style:style style:name="P10" style:family="paragraph" style:parent-style-name="Standard">
      <style:text-properties fo:font-size="14pt" officeooo:paragraph-rsid="011e16f3" style:font-size-asian="14pt" style:font-size-complex="14pt"/>
    </style:style>
    <style:style style:name="P11" style:family="paragraph" style:parent-style-name="Standard">
      <style:text-properties fo:font-size="14pt" fo:font-weight="bold" officeooo:rsid="011f9024" officeooo:paragraph-rsid="011f9024" style:font-size-asian="14pt" style:font-weight-asian="bold" style:font-size-complex="14pt" style:font-weight-complex="bold"/>
    </style:style>
    <style:style style:name="T1" style:family="text">
      <style:text-properties officeooo:rsid="00d89bbb"/>
    </style:style>
    <style:style style:name="T2" style:family="text">
      <style:text-properties officeooo:rsid="00fa3b35"/>
    </style:style>
    <style:style style:name="T3" style:family="text">
      <style:text-properties officeooo:rsid="01024198"/>
    </style:style>
    <style:style style:name="T4" style:family="text">
      <style:text-properties style:text-position="0% 100%"/>
    </style:style>
    <style:style style:name="T5" style:family="text">
      <style:text-properties style:text-position="0% 100%" officeooo:rsid="011e16f3"/>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12068c8" style:font-weight-asian="normal" style:font-weight-complex="normal"/>
    </style:style>
    <style:style style:name="T8" style:family="text">
      <style:text-properties officeooo:rsid="011d9a5f"/>
    </style:style>
    <style:style style:name="T9" style:family="text">
      <style:text-properties style:text-position="sub 58%"/>
    </style:style>
    <style:style style:name="T10" style:family="text">
      <style:text-properties officeooo:rsid="011e16f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taxe-64</text:p>
      <text:p text:style-name="P2"><text:span text:style-name="T8">Order of events in the HPMI</text:span>.</text:p>
      <text:p text:style-name="P6">Richard Parker <text:span text:style-name="T3">1.4</text:span>.201<text:span text:style-name="T2">8</text:span></text:p>
      <text:p text:style-name="P4"/>
      <text:p text:style-name="P5">Section 1 – Introduction<text:span text:style-name="T1">.</text:span></text:p>
      <text:p text:style-name="P3"/>
      <text:p text:style-name="P8">This document is an attempt to make the HPMI abstraction a bit clearer. <text:s/>It is based on the idea that each of the three dimensions (Rows-A, Cols-A, Cols-B) are probably chopped at least once inside the slab in order to fit things into cache. <text:s/>The <text:span text:style-name="T10">use of </text:span><text:s/>the Hilbert Curve to make better use of cache (particularly L3 cache) would make such a clear abstraction compulsory.</text:p>
      <text:p text:style-name="P8"/>
      <text:p text:style-name="P8">We assume that the multiplication is C<text:span text:style-name="T9">ik</text:span><text:span text:style-name="T4">+=A</text:span><text:span text:style-name="T9">ij</text:span><text:span text:style-name="T4">.B</text:span><text:span text:style-name="T9">jk</text:span><text:span text:style-name="T4"> and we will (try to) use the letters A, B, C and also i, j, k consistently with these meanings.</text:span></text:p>
      <text:p text:style-name="P8"><text:span text:style-name="T4"/></text:p>
      <text:p text:style-name="P8"><text:span text:style-name="T4">The analysis will be started with the naive algorithm, where we assume that i, j and k must all be further chopped, so that the actual loops are nested 6-fold on i1, i2, j1,j2,k1,k2 to fit things into cache. <text:s/>At first glance, for the format conversions, there are (in principle) 24 orders in which the conversions can occur, 24 orderings that the data may take in memory, and 720 ordering in which the BrickMad can be done. <text:s/>In fact BrickMad handles i2, j2, k2 (the box, the alcove and the cauldron respectively) so the only question is the order in which the triples &lt;i1,j1,k1&gt; are processed. <text:s/>Similarly the conversions all take the minor row index last in both the nested for-loop and data-storage sense. <text:s/>Hence the freedom of operation is restricted to </text:span><text:span text:style-name="T5">the order of three variables in every case.</text:span></text:p>
      <text:p text:style-name="P8"><text:span text:style-name="T5"/></text:p>
      <text:p text:style-name="P9"><text:span text:style-name="T4">This document will not consider the methods of Strassen-Winograd, since for "properly" implemented fields (HPMI with or without Albrecht methods) the matrices are always over 2 MB so that Hilbert Curve is not going to help, and otherwise the HPMI is not used anyway.</text:span></text:p>
      <text:p text:style-name="P9"><text:span text:style-name="T4"/></text:p>
      <text:p text:style-name="P9"><text:span text:style-name="T4">The first thingto get sorted out is how things work at the moment. <text:s/>Presumably considerable thought has gone into this, and the starting position must be that this is at least a good straw-man.</text:span></text:p>
      <text:p text:style-name="P9"><text:span text:style-name="T4"/></text:p>
      <text:p text:style-name="P7">Section <text:span text:style-name="T10">2</text:span> – <text:span text:style-name="T10">Current situation.</text:span></text:p>
      <text:p text:style-name="P10"/>
      <text:p text:style-name="P11"><text:span text:style-name="T4">Afmt Processing</text:span><text:span text:style-name="T6">.</text:span></text:p>
      <text:p text:style-name="P11"><text:span text:style-name="T6">The DtoA routine converts Dfmt to Afmt, and is exceptional in that the order of processing is i1,i2,j1,j2. <text:s/>This is necessary because the alcove is nearly always less than a cache-line, but the box is greater than the number of cache-lines in L1. <text:s/>If processing proceeded in the (perhaps more natural) order i1,j2,i2,j2, </text:span><text:span text:style-name="T7">a box (at least 1,000) of alcoves would be extracted before proceeding to the next one, which would need to store at least 64K in cache. <text:s/>Our design aim is </text:span><text:soft-page-break/><text:span text:style-name="T7">to use 16K of cache. <text:s/>By doing things in i1,i2,j1,j2 order (i.e. doing a complete row then the next row) we need to keep #alcoves in cache. <text:s/>An alcove is 3-7 bytes, so 256 of them is 768-1792 bytes. <text:s/>It seems clear, therefore, that large slabs should really do the conversion to Afmt with three nested loops along the rows (the 'j' direc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9-06-29T10:26:58.947257170</dc:date>
    <meta:editing-duration>P4DT9H23M15S</meta:editing-duration>
    <meta:editing-cycles>438</meta:editing-cycles>
    <meta:generator>LibreOffice/5.1.6.2$Linux_X86_64 LibreOffice_project/10m0$Build-2</meta:generator>
    <meta:printed-by>User </meta:printed-by>
    <meta:print-date>2012-07-06T16:23:45</meta:print-date>
    <meta:document-statistic meta:table-count="0" meta:image-count="0" meta:object-count="0" meta:page-count="2" meta:paragraph-count="12" meta:word-count="476" meta:character-count="2727" meta:non-whitespace-character-count="2246"/>
  </office:meta>
</office:document-meta>
</file>